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 address</text:p>
          </table:table-cell>
        </table:table-row>
        <table:table-row table:style-name="ro2">
          <table:table-cell office:value-type="string" calcext:value-type="string">
            <text:p>manisha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<text:a xlink:href="mailto:mss.manishasharma@gmail.com" xlink:type="simple">mss.manishasharma@gmail.com</text:a></text:p>
          </table:table-cell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Thankur</text:p>
          </table:table-cell>
          <table:table-cell office:value-type="string" calcext:value-type="string">
            <text:p><text:a xlink:href="mailto:mss.ramthakur@gmail.com" xlink:type="simple">mss.ramthakur@gmail.com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s </meta:initial-creator>
    <meta:creation-date>2014-12-25T11:54:37.017123927</meta:creation-date>
    <dc:date>2014-12-25T12:00:45.890888590</dc:date>
    <dc:creator>mss </dc:creator>
    <meta:editing-duration>PT3M6S</meta:editing-duration>
    <meta:editing-cycles>3</meta:editing-cycles>
    <meta:generator>LibreOffice/4.1.3.2$Linux_X86_64 LibreOffice_project/410m0$Build-2</meta:generator>
    <meta:document-statistic meta:table-count="1" meta:cell-count="9" meta:object-count="0"/>
  </office:meta>
</office:document-meta>
</file>